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Classification</text:p>
          </table:table-cell>
        </table:table-row>
        <table:table-row table:style-name="ro1">
          <table:table-cell office:value-type="string" calcext:value-type="string">
            <text:p>NUEVA EPS S.A.</text:p>
          </table:table-cell>
          <table:table-cell office:value-type="string" calcext:value-type="string">
            <text:p>Big</text:p>
          </table:table-cell>
        </table:table-row>
        <table:table-row table:style-name="ro2">
          <table:table-cell table:style-name="ce1" office:value-type="string" calcext:value-type="string">
            <text:p>ALIANZA MEDELLIN ANTIOQUIA EPS S.A.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OOMEVA EP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EPS Y MEDICINA PREPAGADA SURAMERICANA S.A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APRECOM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DIRECCION GENERAL DE SANIDAD MILITAR- HMRM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UNIVERSIDAD DE ANTIOQUIA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DIRECCION SECCIONAL DE SALUD DE ANTIOQUIA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POSITIVA COMPA\xc3\x91IA DE SEGUROS S.A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ALUDCOOP E.P.S.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ASOCIACION INDIGENA DEL CAUCA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CLINICA DE LA POLICIA REGIONAL VALLE DE ABURRA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QBE SEGUROS SA.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COMPANIA MUNDIAL DE SEGUROS S.A.</text:p>
          </table:table-cell>
          <table:table-cell office:value-type="string" calcext:value-type="string">
            <text:p>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29:47.041550064</meta:creation-date>
    <dc:date>2017-04-29T13:50:11.121348121</dc:date>
    <meta:editing-duration>PT20M19S</meta:editing-duration>
    <meta:editing-cycles>9</meta:editing-cycles>
    <meta:generator>LibreOffice/5.1.6.2$Linux_X86_64 LibreOffice_project/10m0$Build-2</meta:generator>
    <meta:document-statistic meta:table-count="1" meta:cell-count="30" meta:object-count="0"/>
  </office:meta>
</office:document-meta>
</file>